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>Cyberpunk music compilation: 24:39 Breakfast On The Run</text:span></text:p>
      <text:p text:style-name="P1"><text:span text:style-name="T1"/></text:p>
      <text:p text:style-name="P1"><text:span text:style-name="T1">Eines nachts, eines nachts, eines nachts bin ich panisch aufgewacht</text:span></text:p>
      <text:p text:style-name="P1"><text:span text:style-name="T1">hab gedacht, hab gedacht, alles um mich rum ist für immer nacht </text:span></text:p>
      <text:p text:style-name="P1"><text:span text:style-name="T1">ewig sein, ewig sein, ewig ewig in der Dunkelheit</text:span></text:p>
      <text:p text:style-name="P1"><text:span text:style-name="T1">Heiserkeit, Heiterkeit bis mich jemand von der Ewigkeit befreit</text:span></text:p>
      <text:p text:style-name="P1"><text:span text:style-name="T2"/></text:p>
      <text:p text:style-name="P1"><text:span text:style-name="T3">Backup – Backup – bis in die Unendlichkeit</text:span></text:p>
      <text:p text:style-name="P1"><text:span text:style-name="T3">Backup – Backup – ich bin in der Ewigkeit </text:span></text:p>
      <text:p text:style-name="P1"><text:span text:style-name="T4"/></text:p>
      <text:p text:style-name="P1"><text:span text:style-name="T5">eines Tags, eines Tags, eines Tags hatte ich vorm sterben Angst </text:span></text:p>
      <text:p text:style-name="P1"><text:span text:style-name="T5">ich fiel gerade von einem hohen Dach, weil du nur so fliegen kannst</text:span></text:p>
      <text:p text:style-name="P1"><text:span text:style-name="T5">wieso können wir nicht ewig leben, wie es eine Göttin kann</text:span></text:p>
      <text:p text:style-name="P1"><text:span text:style-name="T5">keine Zeit, keine Zeit, für die Antwort bis ich unten aufkam</text:span></text:p>
      <text:p text:style-name="P1"><text:span text:style-name="T6"/></text:p>
      <text:p text:style-name="P1"><text:span text:style-name="T7">Backup – Backup – bis in die Unendlichkeit</text:span></text:p>
      <text:p text:style-name="P1"><text:span text:style-name="T7">Backup – Backup – ich bin in der Ewigkeit </text:span></text:p>
      <text:p text:style-name="P1"><text:span text:style-name="T8"/></text:p>
      <text:p text:style-name="P1"><text:span text:style-name="T9">als ich mein, als ich mein Backup ludt, grüßte mich der Ladebalken</text:span></text:p>
      <text:p text:style-name="P1"><text:span text:style-name="T9">ich fand seinen Weckruf gut, Kaffeschub, ich musste den Tag anschalten</text:span></text:p>
      <text:p text:style-name="P1"><text:span text:style-name="T9">doch dabei, schau ich rein, doch dabei schau ich in die logdatei</text:span></text:p>
      <text:p text:style-name="P1"><text:span text:style-name="T9">darin steht, darin steht, kurz vorm boden war ich schließlich wirklich frei </text:span></text:p>
      <text:p text:style-name="P1"><text:span text:style-name="T10"/></text:p>
      <text:p text:style-name="P1"><text:span text:style-name="T11">Backup – Backup – bis in die Unendlichkeit</text:span></text:p>
      <text:p text:style-name="P1"><text:span text:style-name="T11">Backup – Backup – ich bin in der Ewigkeit </text:span></text:p>
      <text:p text:style-name="P2"><text:span text:style-name="T12"/></text:p>
      <text:p text:style-name="P2"><text:span text:style-name="T13">Ich will sein, ich will sein, ich will sein, tief bis in die Ewigkeit </text:span></text:p>
      <text:p text:style-name="P3"><text:span text:style-name="T13">Ich will sein, ich will sein, ich will sein, niemand nimmt mir meine Zeit</text:span></text:p>
      <text:p text:style-name="P3"><text:span text:style-name="T13">Tiefgefroren, Tiefgefroren, tiefgefroren komm ich wohl besonders weit </text:span></text:p>
      <text:p text:style-name="P3"><text:span text:style-name="T13">was ich bin, was ich bin, was ich bin, steht in meinen Bits und Bytes</text:span></text:p>
      <text:p text:style-name="P3"><text:span text:style-name="T14"/></text:p>
      <text:p text:style-name="P4"><text:span text:style-name="T15">Backup – Backup – bis in die Unendlichkeit</text:span></text:p>
      <text:p text:style-name="P5"><text:span text:style-name="T15">Backup – Backup – ich bin in der Ewigkeit </text:span></text:p>
      <text:p text:style-name="P5"><text:span text:style-name="T16"/></text:p>
      <text:p text:style-name="P5"><text:span text:style-name="T17">hilf mir doch, hilf mir doch, mir fehlen doch nur noch ein paar Terabyte</text:span></text:p>
      <text:p text:style-name="P5"><text:span text:style-name="T17">ich bin doch, ich bin doch, gegen alle Widrigkeit – gefeit</text:span></text:p>
      <text:p text:style-name="P5"><text:span text:style-name="T17">gib mir Zeit, gib mir Raum, gib mir gib mir nur noch eine Kleinigkeit</text:span></text:p>
      <text:p text:style-name="P5"><text:span text:style-name="T17">nur noch ein paar Minuten, nur noch ein paar Sekunden, nur noch... piep piep piiieeeep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